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29f" officeooo:paragraph-rsid="001e9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02:28:53.308365347</meta:creation-date>
    <dc:date>2021-07-08T02:29:24.669617341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0.6.2$Linux_X86_64 LibreOffice_project/00$Build-2</meta:generator>
  </office:meta>
</office:document-meta>
</file>